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PlainText" style:family="paragraph">
      <style:text-properties style:font-name="Courier New" style:font-name-complex="Courier New"/>
    </style:style>
    <style:style style:name="P3" style:parent-style-name="PlainText" style:family="paragraph">
      <style:text-properties style:font-name="Courier New" style:font-name-complex="Courier New"/>
    </style:style>
    <style:style style:name="P4" style:parent-style-name="PlainText" style:family="paragraph">
      <style:text-properties style:font-name="Courier New" style:font-name-complex="Courier New"/>
    </style:style>
    <style:style style:name="P5" style:parent-style-name="PlainText" style:family="paragraph">
      <style:text-properties style:font-name="Courier New" style:font-name-complex="Courier New"/>
    </style:style>
    <style:style style:name="P6" style:parent-style-name="PlainText" style:family="paragraph">
      <style:text-properties style:font-name="Courier New" style:font-name-complex="Courier New"/>
    </style:style>
    <style:style style:name="P7" style:parent-style-name="PlainText" style:family="paragraph">
      <style:text-properties style:font-name="Courier New" style:font-name-complex="Courier New"/>
    </style:style>
    <style:style style:name="P8" style:parent-style-name="PlainText" style:family="paragraph">
      <style:text-properties style:font-name="Courier New" style:font-name-complex="Courier New"/>
    </style:style>
    <style:style style:name="P9" style:parent-style-name="PlainText" style:family="paragraph">
      <style:text-properties style:font-name="Courier New" style:font-name-complex="Courier New"/>
    </style:style>
    <style:style style:name="P10" style:parent-style-name="PlainText" style:family="paragraph">
      <style:text-properties style:font-name="Courier New" style:font-name-complex="Courier New"/>
    </style:style>
    <style:style style:name="P11" style:parent-style-name="PlainText" style:family="paragraph">
      <style:text-properties style:font-name="Courier New" style:font-name-complex="Courier New"/>
    </style:style>
    <style:style style:name="P12" style:parent-style-name="PlainText" style:family="paragraph">
      <style:text-properties style:font-name="Courier New" style:font-name-complex="Courier New"/>
    </style:style>
    <style:style style:name="P13" style:parent-style-name="PlainText" style:family="paragraph">
      <style:text-properties style:font-name="Courier New" style:font-name-complex="Courier New"/>
    </style:style>
    <style:style style:name="P14" style:parent-style-name="PlainText" style:family="paragraph">
      <style:text-properties style:font-name="Courier New" style:font-name-complex="Courier New"/>
    </style:style>
    <style:style style:name="P15" style:parent-style-name="PlainText" style:family="paragraph">
      <style:text-properties style:font-name="Courier New" style:font-name-complex="Courier New"/>
    </style:style>
    <style:style style:name="P16" style:parent-style-name="PlainText" style:family="paragraph">
      <style:text-properties style:font-name="Courier New" style:font-name-complex="Courier New"/>
    </style:style>
    <style:style style:name="P17" style:parent-style-name="PlainText" style:family="paragraph">
      <style:text-properties style:font-name="Courier New" style:font-name-complex="Courier New"/>
    </style:style>
    <style:style style:name="P18" style:parent-style-name="PlainText" style:family="paragraph">
      <style:text-properties style:font-name="Courier New" style:font-name-complex="Courier New"/>
    </style:style>
    <style:style style:name="P19" style:parent-style-name="PlainText" style:family="paragraph">
      <style:text-properties style:font-name="Courier New" style:font-name-complex="Courier New"/>
    </style:style>
    <style:style style:name="P20" style:parent-style-name="PlainText" style:family="paragraph">
      <style:text-properties style:font-name="Courier New" style:font-name-complex="Courier New"/>
    </style:style>
    <style:style style:name="P21" style:parent-style-name="PlainText" style:family="paragraph">
      <style:text-properties style:font-name="Courier New" style:font-name-complex="Courier New"/>
    </style:style>
    <style:style style:name="P22" style:parent-style-name="PlainText" style:family="paragraph">
      <style:text-properties style:font-name="Courier New" style:font-name-complex="Courier New"/>
    </style:style>
    <style:style style:name="P23" style:parent-style-name="PlainText" style:family="paragraph">
      <style:text-properties style:font-name="Courier New" style:font-name-complex="Courier New"/>
    </style:style>
  </office:automatic-styles>
  <office:body>
    <office:text text:use-soft-page-breaks="true">
      <text:p text:style-name="P1">Lecture transcript</text:p>
      <text:p text:style-name="P2"/>
      <text:p text:style-name="P3">[Slide 1: Title Slide]</text:p>
      <text:p text:style-name="P4">Welcome back, everyone! Today we're diving into Module 3 of our course on Business Analytics with Python. In this session, we'll explore causal inference with experiments and observational data. So let's get started!</text:p>
      <text:p text:style-name="P5"/>
      <text:p text:style-name="P6">[Slide 2: Introduction]</text:p>
      <text:p text:style-name="P7">In today's business landscape, understanding causality is more important than ever. Whether you're evaluating a new marketing strategy or assessing the impact of a policy change, causal inference is key. In this module, we'll focus on how to use experiments and observational data for causal inference.</text:p>
      <text:p text:style-name="P8"/>
      <text:p text:style-name="P9">[Slide 3: Learning Objectives]</text:p>
      <text:p text:style-name="P10">By the end of this lecture, you should be able to understand the basics of causal inference and know how to use experiments and observational data for this purpose.</text:p>
      <text:p text:style-name="P11"/>
      <text:p text:style-name="P12">[Slide 4: Causal Inference]</text:p>
      <text:p text:style-name="P13">Causal inference is all about identifying cause-and-effect relationships between variables. For example, let's say a business wants to know if a new marketing strategy increased sales. We can use causal inference methods to answer such questions. It allows us to understand not just correlations but actual causation. Imagine you are a retailer, and you introduced a new marketing campaign. By comparing sales data before and after the campaign, you can make a more informed decision about its effectiveness.</text:p>
      <text:p text:style-name="P14"/>
      <text:p text:style-name="P15">[Slide 5: Experiments and Observational Data]</text:p>
      <text:p text:style-name="P16">Experiments and observational data are the two main tools we have for causal inference. Experiments, like A/B testing, allow us to control variables and thus, determine causality more confidently. Observational data, on the other hand, are collected without any controlled experiments, often retrospectively. But with the right techniques, we can still draw causal inferences from them. For instance, if you're a healthcare provider, you might use observational data to evaluate the effectiveness of a new treatment when randomized controlled trials are not feasible.</text:p>
      <text:p text:style-name="P17"/>
      <text:p text:style-name="P18">[Slide 6: Summary]</text:p>
      <text:p text:style-name="P19">In this module, we've focused on causal inference with experiments and observational data. Understanding causality is crucial in making informed, data-driven business decisions. Whether you're in marketing, healthcare, or any other industry, these techniques can be immensely valuable.</text:p>
      <text:p text:style-name="P20"/>
      <text:p text:style-name="P21">[Slide 7: Q&amp;A]</text:p>
      <text:p text:style-name="P22">So that's a wrap for today's lecture. If you have any questions, now is the time to ask. Thank you for your attention, and I'll see you in the next module!</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fo:font-size="10.5pt" style:font-size-asian="10.5pt" style:font-size-complex="10.5pt"/>
    </style:style>
    <style:style style:name="Title" style:display-name="Title" style:family="paragraph" style:parent-style-name="Normal" style:next-style-name="Normal">
      <style:paragraph-properties style:contextual-spacing="true"/>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oma Jukka</meta:initial-creator>
    <dc:creator>Luoma Jukka</dc:creator>
    <meta:creation-date>2023-10-08T20:39:00Z</meta:creation-date>
    <dc:date>2023-10-08T20:39:00Z</dc:date>
    <meta:template xlink:href="Normal.dotm" xlink:type="simple"/>
    <meta:editing-cycles>3</meta:editing-cycles>
    <meta:editing-duration>PT60S</meta:editing-duration>
    <meta:document-statistic meta:page-count="1" meta:paragraph-count="4" meta:word-count="360" meta:character-count="2413" meta:row-count="17" meta:non-whitespace-character-count="2057"/>
  </office:meta>
</office:document-meta>
</file>